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9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1_08_12_00_30" table:style-name="ta1">
        <table:shapes>
          <draw:frame draw:z-index="0" draw:style-name="gr1" draw:text-style-name="P1" svg:width="29.363cm" svg:height="16.802cm" svg:x="12.645cm" svg:y="1.62cm">
            <draw:object draw:notify-on-update-of-ranges="2021_08_12_00_30.C1:2021_08_12_00_30.C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0.105144566489685" calcext:value-type="float">
            <text:p>0.10514456648968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office:value-type="float" office:value="0.0450560578554814" calcext:value-type="float">
            <text:p>0.04505605785548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0" calcext:value-type="float">
            <text:p>100</text:p>
          </table:table-cell>
          <table:table-cell office:value-type="float" office:value="0.0611379046333241" calcext:value-type="float">
            <text:p>0.06113790463332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0" calcext:value-type="float">
            <text:p>100</text:p>
          </table:table-cell>
          <table:table-cell office:value-type="float" office:value="0.121498535415503" calcext:value-type="float">
            <text:p>0.12149853541550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0" calcext:value-type="float">
            <text:p>100</text:p>
          </table:table-cell>
          <table:table-cell office:value-type="float" office:value="0.0198420846363661" calcext:value-type="float">
            <text:p>0.01984208463636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00" calcext:value-type="float">
            <text:p>100</text:p>
          </table:table-cell>
          <table:table-cell office:value-type="float" office:value="0.053154113835808" calcext:value-type="float">
            <text:p>0.05315411383580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00" calcext:value-type="float">
            <text:p>100</text:p>
          </table:table-cell>
          <table:table-cell office:value-type="float" office:value="0.0351411537793467" calcext:value-type="float">
            <text:p>0.035141153779347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00" calcext:value-type="float">
            <text:p>100</text:p>
          </table:table-cell>
          <table:table-cell office:value-type="float" office:value="0.0866681475626137" calcext:value-type="float">
            <text:p>0.08666814756261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00" calcext:value-type="float">
            <text:p>100</text:p>
          </table:table-cell>
          <table:table-cell office:value-type="float" office:value="0.0964550283089466" calcext:value-type="float">
            <text:p>0.09645502830894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00" calcext:value-type="float">
            <text:p>100</text:p>
          </table:table-cell>
          <table:table-cell office:value-type="float" office:value="0.0944096379484108" calcext:value-type="float">
            <text:p>0.094409637948411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00" calcext:value-type="float">
            <text:p>100</text:p>
          </table:table-cell>
          <table:table-cell office:value-type="float" office:value="0.155349999869031" calcext:value-type="float">
            <text:p>0.155349999869031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00" calcext:value-type="float">
            <text:p>100</text:p>
          </table:table-cell>
          <table:table-cell office:value-type="float" office:value="0.0465642072114861" calcext:value-type="float">
            <text:p>0.046564207211486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00" calcext:value-type="float">
            <text:p>100</text:p>
          </table:table-cell>
          <table:table-cell office:value-type="float" office:value="0.0207231392434551" calcext:value-type="float">
            <text:p>0.020723139243455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00" calcext:value-type="float">
            <text:p>100</text:p>
          </table:table-cell>
          <table:table-cell office:value-type="float" office:value="0.0505754964375228" calcext:value-type="float">
            <text:p>0.050575496437523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00" calcext:value-type="float">
            <text:p>100</text:p>
          </table:table-cell>
          <table:table-cell office:value-type="float" office:value="0.0854847905105771" calcext:value-type="float">
            <text:p>0.085484790510577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00" calcext:value-type="float">
            <text:p>100</text:p>
          </table:table-cell>
          <table:table-cell office:value-type="float" office:value="0.0334698058344657" calcext:value-type="float">
            <text:p>0.033469805834466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00" calcext:value-type="float">
            <text:p>100</text:p>
          </table:table-cell>
          <table:table-cell office:value-type="float" office:value="0.0196435674464738" calcext:value-type="float">
            <text:p>0.019643567446474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00" calcext:value-type="float">
            <text:p>100</text:p>
          </table:table-cell>
          <table:table-cell office:value-type="float" office:value="0.0933530469013931" calcext:value-type="float">
            <text:p>0.093353046901393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00" calcext:value-type="float">
            <text:p>100</text:p>
          </table:table-cell>
          <table:table-cell office:value-type="float" office:value="0.0708734876197923" calcext:value-type="float">
            <text:p>0.07087348761979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0" calcext:value-type="float">
            <text:p>100</text:p>
          </table:table-cell>
          <table:table-cell office:value-type="float" office:value="0.0578169379910833" calcext:value-type="float">
            <text:p>0.057816937991083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100" calcext:value-type="float">
            <text:p>100</text:p>
          </table:table-cell>
          <table:table-cell office:value-type="float" office:value="0.0660923575935613" calcext:value-type="float">
            <text:p>0.066092357593561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100" calcext:value-type="float">
            <text:p>100</text:p>
          </table:table-cell>
          <table:table-cell office:value-type="float" office:value="0.0506698193971943" calcext:value-type="float">
            <text:p>0.050669819397194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100" calcext:value-type="float">
            <text:p>100</text:p>
          </table:table-cell>
          <table:table-cell office:value-type="float" office:value="0.0398014804144623" calcext:value-type="float">
            <text:p>0.039801480414462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100" calcext:value-type="float">
            <text:p>100</text:p>
          </table:table-cell>
          <table:table-cell office:value-type="float" office:value="0.0786510199023383" calcext:value-type="float">
            <text:p>0.078651019902338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00" calcext:value-type="float">
            <text:p>100</text:p>
          </table:table-cell>
          <table:table-cell office:value-type="float" office:value="0.0696817778847617" calcext:value-type="float">
            <text:p>0.069681777884762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100" calcext:value-type="float">
            <text:p>100</text:p>
          </table:table-cell>
          <table:table-cell office:value-type="float" office:value="0.0681294216316019" calcext:value-type="float">
            <text:p>0.068129421631602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100" calcext:value-type="float">
            <text:p>100</text:p>
          </table:table-cell>
          <table:table-cell office:value-type="float" office:value="0.0435461518742159" calcext:value-type="float">
            <text:p>0.043546151874216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100" calcext:value-type="float">
            <text:p>100</text:p>
          </table:table-cell>
          <table:table-cell office:value-type="float" office:value="3.6797003865242" calcext:value-type="float">
            <text:p>3.6797003865242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100" calcext:value-type="float">
            <text:p>100</text:p>
          </table:table-cell>
          <table:table-cell office:value-type="float" office:value="0.0461596913764879" calcext:value-type="float">
            <text:p>0.046159691376488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100" calcext:value-type="float">
            <text:p>100</text:p>
          </table:table-cell>
          <table:table-cell office:value-type="float" office:value="0.0683314060865086" calcext:value-type="float">
            <text:p>0.068331406086509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100" calcext:value-type="float">
            <text:p>100</text:p>
          </table:table-cell>
          <table:table-cell office:value-type="float" office:value="0.105522353450556" calcext:value-type="float">
            <text:p>0.105522353450556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100" calcext:value-type="float">
            <text:p>100</text:p>
          </table:table-cell>
          <table:table-cell office:value-type="float" office:value="0.0557028959704525" calcext:value-type="float">
            <text:p>0.055702895970453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100" calcext:value-type="float">
            <text:p>100</text:p>
          </table:table-cell>
          <table:table-cell office:value-type="float" office:value="0.0838073499558959" calcext:value-type="float">
            <text:p>0.083807349955896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100" calcext:value-type="float">
            <text:p>100</text:p>
          </table:table-cell>
          <table:table-cell office:value-type="float" office:value="0.0582867686258396" calcext:value-type="float">
            <text:p>0.05828676862584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100" calcext:value-type="float">
            <text:p>100</text:p>
          </table:table-cell>
          <table:table-cell office:value-type="float" office:value="0.066790446777145" calcext:value-type="float">
            <text:p>0.066790446777145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100" calcext:value-type="float">
            <text:p>100</text:p>
          </table:table-cell>
          <table:table-cell office:value-type="float" office:value="0.204445481771836" calcext:value-type="float">
            <text:p>0.204445481771836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100" calcext:value-type="float">
            <text:p>100</text:p>
          </table:table-cell>
          <table:table-cell office:value-type="float" office:value="0.164438221832097" calcext:value-type="float">
            <text:p>0.164438221832097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float" office:value="100" calcext:value-type="float">
            <text:p>100</text:p>
          </table:table-cell>
          <table:table-cell office:value-type="float" office:value="0.0790857903535652" calcext:value-type="float">
            <text:p>0.079085790353565</text:p>
          </table:table-cell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float" office:value="100" calcext:value-type="float">
            <text:p>100</text:p>
          </table:table-cell>
          <table:table-cell office:value-type="float" office:value="0.098624348177691" calcext:value-type="float">
            <text:p>0.098624348177691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100" calcext:value-type="float">
            <text:p>100</text:p>
          </table:table-cell>
          <table:table-cell office:value-type="float" office:value="0.0541173313060426" calcext:value-type="float">
            <text:p>0.054117331306043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float" office:value="100" calcext:value-type="float">
            <text:p>100</text:p>
          </table:table-cell>
          <table:table-cell office:value-type="float" office:value="0.071968805254437" calcext:value-type="float">
            <text:p>0.071968805254437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float" office:value="100" calcext:value-type="float">
            <text:p>100</text:p>
          </table:table-cell>
          <table:table-cell office:value-type="float" office:value="0.0771463699355081" calcext:value-type="float">
            <text:p>0.077146369935508</text:p>
          </table:table-cell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float" office:value="100" calcext:value-type="float">
            <text:p>100</text:p>
          </table:table-cell>
          <table:table-cell office:value-type="float" office:value="0.124294872408973" calcext:value-type="float">
            <text:p>0.124294872408973</text:p>
          </table:table-cell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float" office:value="100" calcext:value-type="float">
            <text:p>100</text:p>
          </table:table-cell>
          <table:table-cell office:value-type="float" office:value="0.0581134755406978" calcext:value-type="float">
            <text:p>0.058113475540698</text:p>
          </table:table-cell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float" office:value="100" calcext:value-type="float">
            <text:p>100</text:p>
          </table:table-cell>
          <table:table-cell office:value-type="float" office:value="0.101594394521089" calcext:value-type="float">
            <text:p>0.101594394521089</text:p>
          </table:table-cell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float" office:value="100" calcext:value-type="float">
            <text:p>100</text:p>
          </table:table-cell>
          <table:table-cell office:value-type="float" office:value="0.183115368185099" calcext:value-type="float">
            <text:p>0.183115368185099</text:p>
          </table:table-cell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float" office:value="100" calcext:value-type="float">
            <text:p>100</text:p>
          </table:table-cell>
          <table:table-cell office:value-type="float" office:value="0.0280743334680665" calcext:value-type="float">
            <text:p>0.028074333468067</text:p>
          </table:table-cell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float" office:value="100" calcext:value-type="float">
            <text:p>100</text:p>
          </table:table-cell>
          <table:table-cell office:value-type="float" office:value="0.595857537401025" calcext:value-type="float">
            <text:p>0.595857537401025</text:p>
          </table:table-cell>
        </table:table-row>
        <table:table-row table:style-name="ro1">
          <table:table-cell office:value-type="float" office:value="4899" calcext:value-type="float">
            <text:p>4899</text:p>
          </table:table-cell>
          <table:table-cell office:value-type="float" office:value="100" calcext:value-type="float">
            <text:p>100</text:p>
          </table:table-cell>
          <table:table-cell office:value-type="float" office:value="0.312154092779383" calcext:value-type="float">
            <text:p>0.312154092779383</text:p>
          </table:table-cell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float" office:value="100" calcext:value-type="float">
            <text:p>100</text:p>
          </table:table-cell>
          <table:table-cell office:value-type="float" office:value="1.5819518587552" calcext:value-type="float">
            <text:p>1.5819518587552</text:p>
          </table:table-cell>
        </table:table-row>
        <table:table-row table:style-name="ro1">
          <table:table-cell office:value-type="string" calcext:value-type="string">
            <text:p>total time = 497.5037887799999s..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2T14:15:45.548120226</dc:date>
    <meta:editing-duration>PT1M14S</meta:editing-duration>
    <meta:editing-cycles>1</meta:editing-cycles>
    <meta:document-statistic meta:table-count="1" meta:cell-count="151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364cm" svg:height="16.803cm" xlink:href=".." xlink:type="simple" chart:class="chart:line" chart:style-name="ch1">
        <chart:legend chart:legend-position="end" svg:x="26.512cm" svg:y="8.102cm" style:legend-expansion="high" chart:style-name="ch2"/>
        <chart:plot-area chart:style-name="ch3" table:cell-range-address="2021_08_12_00_30.C1:2021_08_12_00_30.C50" svg:x="0.587cm" svg:y="0.336cm" svg:width="25.338cm" svg:height="16.131cm">
          <chartooo:coordinate-region svg:x="1.314cm" svg:y="0.535cm" svg:width="24.424cm" svg:height="15.2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021_08_12_00_30.C1:2021_08_12_00_30.C50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5144566489685">
                <text:p>0.105144566489685</text:p>
                <draw:g>
                  <svg:desc>2021_08_12_00_30.C1:2021_08_12_00_30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50560578554814">
                <text:p>0.0450560578554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11379046333241">
                <text:p>0.06113790463332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1498535415503">
                <text:p>0.121498535415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98420846363661">
                <text:p>0.01984208463636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3154113835808">
                <text:p>0.053154113835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1411537793467">
                <text:p>0.03514115377934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66681475626137">
                <text:p>0.08666814756261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64550283089466">
                <text:p>0.09645502830894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44096379484108">
                <text:p>0.09440963794841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5349999869031">
                <text:p>0.155349999869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65642072114861">
                <text:p>0.04656420721148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07231392434551">
                <text:p>0.02072313924345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05754964375228">
                <text:p>0.05057549643752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54847905105771">
                <text:p>0.0854847905105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34698058344657">
                <text:p>0.03346980583446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96435674464738">
                <text:p>0.01964356744647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33530469013931">
                <text:p>0.09335304690139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08734876197923">
                <text:p>0.07087348761979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78169379910833">
                <text:p>0.05781693799108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60923575935613">
                <text:p>0.06609235759356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06698193971943">
                <text:p>0.05066981939719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98014804144623">
                <text:p>0.03980148041446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86510199023383">
                <text:p>0.07865101990233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96817778847617">
                <text:p>0.06968177788476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81294216316019">
                <text:p>0.06812942163160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35461518742159">
                <text:p>0.04354615187421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797003865242">
                <text:p>3.67970038652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61596913764879">
                <text:p>0.04615969137648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83314060865086">
                <text:p>0.06833140608650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5522353450556">
                <text:p>0.1055223534505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57028959704525">
                <text:p>0.05570289597045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38073499558959">
                <text:p>0.08380734995589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82867686258396">
                <text:p>0.05828676862583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6790446777145">
                <text:p>0.0667904467771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04445481771836">
                <text:p>0.2044454817718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64438221832097">
                <text:p>0.1644382218320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90857903535652">
                <text:p>0.07908579035356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98624348177691">
                <text:p>0.0986243481776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41173313060426">
                <text:p>0.054117331306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1968805254437">
                <text:p>0.0719688052544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71463699355081">
                <text:p>0.07714636993550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4294872408973">
                <text:p>0.1242948724089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81134755406978">
                <text:p>0.05811347554069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1594394521089">
                <text:p>0.1015943945210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3115368185099">
                <text:p>0.1831153681850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80743334680665">
                <text:p>0.02807433346806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95857537401025">
                <text:p>0.5958575374010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12154092779383">
                <text:p>0.3121540927793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819518587552">
                <text:p>1.58195185875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